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4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7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45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5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5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5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5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56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57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58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5">
            <text:p>0524 <text:s/>1417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5">
            <text:p>0524 <text:s/>1417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7">
            <text:p>0524 <text:s/>1417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7">
            <text:p>0524 <text:s/>1417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7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7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7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8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8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8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08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">
            <text:p>0524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1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it takes another 2 hours. / I am sorry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頭を動かす。 / 顔を出す。 / 眼が見えない。 / 鼻が痛い。 / 口から泡が出る。/ 熱中症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お金を持っていますか？いくら持っていますか？財布を落としました。財布を拾いました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4T14:17:24.13">
            <text:p>0524 <text:s/>141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4T14:17:24.13">
            <text:p>2021/5/24 14:17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4T14:17:24.13">
            <text:p>0524 <text:s/>1417</text:p>
          </table:table-cell>
          <table:table-cell table:style-name="ce6" table:formula="of:=NOW()" office:value-type="date" office:date-value="2021-05-24T14:17:24.13">
            <text:p>0524 <text:s/>141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4T14:17:24.13">
            <text:p>0524 <text:s/>14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8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47" office:value-type="string">
            <text:p>s-id=11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1">
            <text:p>0524 <text:s/>1417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47" office:value-type="string">
            <text:p>s-id=12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1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1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5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47" office:value-type="string">
            <text:p>cake-id.47694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5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47" office:value-type="string">
            <text:p>cake-4723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6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47" office:value-type="string">
            <text:p>cake-47657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5" office:value-type="string">
            <text:p>何時に終わるか、知っていますか。</text:p>
          </table:table-cell>
          <table:table-cell table:style-name="ce27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47" office:value-type="string">
            <text:p>s-15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5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47" office:value-type="string">
            <text:p>s-1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2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5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7" office:value-type="string">
            <text:p>it was sunday, May second.</text:p>
          </table:table-cell>
          <table:table-cell table:style-name="ce27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5"/>
          <table:table-cell table:style-name="ce27" office:value-type="string">
            <text:p>it was sunday, May second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5" office:value-type="string">
            <text:p>dowoom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 office:value-type="string">
            <text:p>あなたの名前はなんですか？</text:p>
          </table:covered-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5" office:value-type="string" table:number-columns-spanned="2" table:number-rows-spanned="1">
            <text:p>水を飲みたいですか。何か食べたいですか。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4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5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5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5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5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5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5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8" office:value-type="string">
            <text:p>a'thlathaaI / maayu</text:p>
          </table:table-cell>
          <table:table-cell table:style-name="ce27" office:value-type="string">
            <text:p>it was tuesday, fif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5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5" office:value-type="string">
            <text:p>panjoo / mo_h[month / me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5">
            <text:p>0524 <text:s/>1417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7"/>
          <table:table-cell table:style-name="ce41" office:value-type="string" table:number-columns-spanned="2" table:number-rows-spanned="1">
            <text:p>일본에 언제 왔습니까? / 일본에 얼마나 있었습니까?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0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8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0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8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5" office:value-type="string">
            <text:p>al'chaamisi / maayu</text:p>
          </table:table-cell>
          <table:table-cell table:style-name="ce27" office:value-type="string">
            <text:p>it was wednesday, fif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5" office:value-type="string">
            <text:p>panjoom / ma_h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5" office:value-type="string" table:number-columns-spanned="2" table:number-rows-spanned="1">
            <text:p>もう一度言ってくださるでしょうか？</text:p>
          </table:table-cell>
          <table:covered-table-cell table:style-name="ce27"/>
          <table:table-cell table:style-name="ce25" office:value-type="string">
            <text:p>https://marisha39.com/phrase/phrase1314/</text:p>
          </table:table-cell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5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5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7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5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5" office:value-type="string" table:number-columns-spanned="2" table:number-rows-spanned="1">
            <text:p>это был четверг, шесто'е мая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1" office:value-type="string" table:number-columns-spanned="2" table:number-rows-spanned="1">
            <text:p>shino : 첫 번째 구멍을 잡고. 지금은 더 쉽습니다.</text:p>
          </table:table-cell>
          <table:covered-table-cell table:style-name="ce39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1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9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5"/>
          <table:table-cell table:style-name="ce27" office:value-type="string">
            <text:p>it was thursday, six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5" office:value-type="string" table:number-columns-spanned="2" table:number-rows-spanned="1">
            <text:p>ちょっと前までおられたが、どこに行かれて</text:p>
          </table:table-cell>
          <table:covered-table-cell table:style-name="ce27"/>
          <table:table-cell table:style-name="ce11"/>
          <table:table-cell table:style-name="ce47"/>
          <table:table-cell table:style-name="ce11" office:value-type="string">
            <text:p>https://marisha39.com/grammar/umi_ssneunde/</text:p>
          </table:table-cell>
          <table:table-cell table:style-name="ce11" table:number-columns-repeated="2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5" office:value-type="string" table:number-columns-spanned="2" table:number-rows-spanned="1">
            <text:p>待っていましたが、お客さんが来ませんでした。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5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7"/>
          <table:table-cell table:style-name="ce11" office:value-type="string">
            <text:p>n: “元々休みだったけど”</text:p>
          </table:table-cell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5" office:value-type="string" table:number-columns-spanned="2" table:number-rows-spanned="1">
            <text:p>何時から始まるか、知っていますか。</text:p>
          </table:table-cell>
          <table:covered-table-cell table:style-name="ce27" office:value-type="string">
            <text:p>何時から始まるか、知っていますか。</text:p>
          </table:covered-table-cell>
          <table:table-cell table:style-name="ce39" office:value-type="string" table:number-columns-spanned="2" table:number-rows-spanned="1">
            <text:p>언제 시작되는지 아십니까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28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5" office:value-type="string" table:number-columns-spanned="2" table:number-rows-spanned="1">
            <text:p>how do you come here? do you use railway?</text:p>
          </table:table-cell>
          <table:covered-table-cell table:style-name="ce27" office:value-type="string">
            <text:p>how do you come here? do you use railway?</text:p>
          </table:covered-table-cell>
          <table:table-cell table:style-name="ce39" office:value-type="string" table:number-columns-spanned="2" table:number-rows-spanned="1">
            <text:p>여기에 어떻게 오나요? / 당신은 철도를 사용합니까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">
            <text:p>0524 <text:s/>141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">
            <text:p>0524 <text:s/>141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5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5" office:value-type="string">
            <text:p>была пятница, седьмое мая.</text:p>
          </table:table-cell>
          <table:table-cell table:style-name="ce27" office:value-type="string">
            <text:p>it was friday, seven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">
            <text:p>0524 <text:s/>1417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2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5"/>
          <table:table-cell table:style-name="ce27" office:value-type="string">
            <text:p>it was friday, seven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5" office:value-type="string">
            <text:p>dhumu'e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5" office:value-type="string" table:number-columns-spanned="2" table:number-rows-spanned="1">
            <text:p>это была суббота, восьмое мая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5" office:value-type="string">
            <text:p>i kept my forth finger rather straight, instead of being bent. i kept it tight.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2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2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5" office:value-type="string">
            <text:p>a'thaamini</text:p>
          </table:table-cell>
          <table:table-cell table:style-name="ce27" office:value-type="string">
            <text:p>it was saturday, eigh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5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7" office:value-type="string">
            <text:p>今日は、コンクリートがとても多い。いつ終わるか？</text:p>
          </table:covered-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5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5" office:value-type="string" table:number-columns-spanned="2" table:number-rows-spanned="1">
            <text:p>Potem, kiedy odwróciłem rękę, spadła na ziemię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2" office:value-type="string" table:number-columns-spanned="2" table:number-rows-spanned="1">
            <text:p>특히 어제는 아름다운 소리를 날려주는 운동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2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5"/>
          <table:table-cell table:style-name="ce27" office:value-type="string">
            <text:p>it was sunday, nin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3">
            <text:p>0524 <text:s/>141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7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7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5" office:value-type="string" table:number-columns-spanned="2" table:number-rows-spanned="1">
            <text:p>Dwa. / Podszedłem do placu zabaw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5" office:value-type="string" table:number-columns-spanned="2" table:number-rows-spanned="1">
            <text:p>Lewa ręka. Wczoraj pieniądze podrapały mi grzbiet dłoni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5" office:value-type="string" table:number-columns-spanned="2" table:number-rows-spanned="1">
            <text:p>Na miejsce zranienia zakładany jest bandaż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2" office:value-type="string" table:number-columns-spanned="2" table:number-rows-spanned="1">
            <text:p>저는 이전 세션에서 작곡 한 내용을 계속했습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5" office:value-type="string">
            <text:p>ithnayni / al'AAshri</text:p>
          </table:table-cell>
          <table:table-cell table:style-name="ce27" office:value-type="string">
            <text:p>it was monday, the ten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5" office:value-type="string">
            <text:p>dahoom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5" office:value-type="string">
            <text:p>baadaam[almond / zamiyniy?[earth / raa[make / duwst[fellow / dooram[have</text:p>
          </table:table-cell>
          <table:table-cell table:style-name="ce25" office:value-type="string">
            <text:p>I like peanuts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5" office:value-type="string">
            <text:p>shekjaar[sugar / siyaa_h[black</text:p>
          </table:table-cell>
          <table:table-cell table:style-name="ce27" office:value-type="string">
            <text:p>I like black sugar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5" office:value-type="string">
            <text:p>adabiyaat[literature / dhapaniy</text:p>
          </table:table-cell>
          <table:table-cell table:style-name="ce27" office:value-type="string">
            <text:p>I like japanese classic literature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5" office:value-type="string">
            <text:p>cheraa[why / aan[it / dooriy[you-have</text:p>
          </table:table-cell>
          <table:table-cell table:style-name="ce27" office:value-type="string">
            <text:p>why do you like it?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5">
            <text:p>0524 <text:s/>141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5" office:value-type="string">
            <text:p>ziyraa[because / uwn[this / dhahaaniy[world / <text:s/>raa[make / nashaan[show / mei[? / dahad[give</text:p>
          </table:table-cell>
          <table:table-cell table:style-name="ce27" office:value-type="string">
            <text:p>because it shows me a world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5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7" office:value-type="string">
            <text:p>風が吹いている。風が吹いていない。どっちですか？</text:p>
          </table:covered-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5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5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3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5"/>
          <table:table-cell table:style-name="ce27" office:value-type="string">
            <text:p>it was wednesday, the twelf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5" office:value-type="string">
            <text:p>davooz'dahom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5" office:value-type="string">
            <text:p>shiyr / naar'giyl?[coconut</text:p>
          </table:table-cell>
          <table:table-cell table:style-name="ce27" office:value-type="string">
            <text:p>I like coconut milk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6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5" office:value-type="string">
            <text:p>sedoye</text:p>
          </table:table-cell>
          <table:table-cell table:style-name="ce27" office:value-type="string">
            <text:p>I like the sound of flute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5" office:value-type="string">
            <text:p>tschaqzadan?</text:p>
          </table:table-cell>
          <table:table-cell table:style-name="ce27" office:value-type="string">
            <text:p>I do not like creeking sound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5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5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2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2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2" office:value-type="string" table:number-columns-spanned="2" table:number-rows-spanned="1">
            <text:p>이런 식으로 숨이 징글 구멍의 상단에 닿습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5"/>
          <table:table-cell table:style-name="ce27" office:value-type="string">
            <text:p>it was thursday, thirteen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8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5" office:value-type="string" table:number-columns-spanned="2" table:number-rows-spanned="1">
            <text:p>he got injured. / he needs help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5" office:value-type="string" table:number-columns-spanned="2" table:number-rows-spanned="1">
            <text:p>今日はとても暑いです。少し休みましょう。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5" office:value-type="string" table:number-columns-spanned="2" table:number-rows-spanned="1">
            <text:p>Dwa. Wszystko na ziemi. Do placu zabaw. / kuro wraciła sama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5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1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2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2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5"/>
          <table:table-cell table:style-name="ce27" office:value-type="string">
            <text:p>it was friday, fourteen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39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5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5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1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9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1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9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5"/>
          <table:table-cell table:style-name="ce27" office:value-type="string">
            <text:p>it was saturday, fifteenth of May.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1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5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4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5"/>
          <table:table-cell table:style-name="ce27" office:value-type="string">
            <text:p>it was sunday, sixteen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9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3">
            <text:p>0524 <text:s/>141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9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5" office:value-type="string" table:number-columns-spanned="2" table:number-rows-spanned="1">
            <text:p>Po pierwsze, Chroman. Masaż, „Staczanie w dół”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5" office:value-type="string" table:number-columns-spanned="2" table:number-rows-spanned="1">
            <text:p>Po zjedzeniu pasty Kuro kładzie się na ziemię. Masaż jeszcze raz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5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5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5" office:value-type="string" table:number-columns-spanned="2" table:number-rows-spanned="1">
            <text:p>это был понедельник, семнадцать мая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5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1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7"/>
          <table:table-cell table:style-name="ce27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1" office:value-type="string">
            <text:p>ithnayni / </text:p>
          </table:table-cell>
          <table:table-cell table:style-name="ce27" office:value-type="string">
            <text:p>it was monday, the seventeenth of May</text:p>
          </table:table-cell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1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1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7" office:value-type="string">
            <text:p>この床は、広いです。あの壁は、高いです。</text:p>
          </table:covered-table-cell>
          <table:table-cell table:style-name="ce39" office:value-type="string" table:number-columns-spanned="2" table:number-rows-spanned="1">
            <text:p>이 층은 넓습니다. 저 벽은 높다. / 7 층입니다.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4">
            <text:p>0524 <text:s/>1417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1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7" office:value-type="string">
            <text:p>何時に終わるか、知っていますか。午後４時に、終わります。</text:p>
          </table:covered-table-cell>
          <table:table-cell table:style-name="ce39" office:value-type="string" table:number-columns-spanned="2" table:number-rows-spanned="1">
            <text:p>언제 끝날지 아십니까? / 오후 4시에 끝납니다.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1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7"/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5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7"/>
          <table:table-cell table:style-name="ce27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1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7"/>
          <table:table-cell table:style-name="ce27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1" office:value-type="string" table:number-columns-spanned="2" table:number-rows-spanned="1">
            <text:p>это был вторник, восемна'дцатое мая.</text:p>
          </table:table-cell>
          <table:covered-table-cell table:style-name="ce27"/>
          <table:table-cell table:style-name="ce27" office:value-type="string" table:number-columns-spanned="2" table:number-rows-spanned="1">
            <text:p>đó là thứ ba , ngày mười tám tháng[달 năm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1" office:value-type="string" table:number-columns-spanned="2" table:number-rows-spanned="1">
            <text:p>шино: упражнения на каждый звук.</text:p>
          </table:table-cell>
          <table:covered-table-cell table:style-name="ce27"/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1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7"/>
          <table:table-cell table:style-name="ce39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1"/>
          <table:table-cell table:style-name="ce27" office:value-type="string">
            <text:p>it was tuesday, the eighteenth of May</text:p>
          </table:table-cell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1" office:value-type="string">
            <text:p>heji'dahoom</text:p>
          </table:table-cell>
          <table:table-cell table:style-name="ce27"/>
          <table:table-cell table:style-name="ce27" table:number-columns-spanned="2" table:number-rows-spanned="1"/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5" office:value-type="string">
            <text:p>baadaam[almond / zamiyniy? / voogh'AAn[really / duwst'ashi[like-it</text:p>
          </table:table-cell>
          <table:table-cell table:style-name="ce27" office:value-type="string" table:number-columns-spanned="2" table:number-rows-spanned="1">
            <text:p>Orzeszki ziemne. / Naprawdę to lubie.</text:p>
          </table:table-cell>
          <table:covered-table-cell table:style-name="ce27"/>
          <table: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6">
            <text:p>0524 <text:s/>1417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6" office:value-type="string" table:number-columns-spanned="2" table:number-rows-spanned="1">
            <text:p>上の階へ行きます。下の階から来ました。</text:p>
          </table:table-cell>
          <table:covered-table-cell table:style-name="ce40" office:value-type="string">
            <text:p>上の階へ行きます。下の階から来ました。</text:p>
          </table:covered-table-cell>
          <table:table-cell table:style-name="ce39" office:value-type="string" table:number-columns-spanned="2" table:number-rows-spanned="1">
            <text:p>위층으로 간다. 나는 아래층에서 왔습니다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0" office:value-type="string">
            <text:p>指を怪我しました。肩を壁にぶつけました。足を角材にぶつけました。</text:p>
          </table:covered-table-cell>
          <table:table-cell table:style-name="ce39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1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7"/>
          <table:table-cell table:style-name="ce27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48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1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7"/>
          <table:table-cell table:style-name="ce27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5" office:value-type="string" table:number-columns-spanned="2" table:number-rows-spanned="1">
            <text:p>it was wednesday, nineteenth of May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1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7"/>
          <table:table-cell table:style-name="ce27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5"/>
          <table:table-cell table:style-name="ce27" office:value-type="string">
            <text:p>it was wednesday, nineteen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6" office:value-type="string" table:number-columns-spanned="2" table:number-rows-spanned="1">
            <text:p>今日は雲がない。とても暑いです。</text:p>
          </table:table-cell>
          <table:covered-table-cell table:style-name="ce40" office:value-type="string">
            <text:p>今日は雲がない。とても暑いです。</text:p>
          </table:covered-table-cell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6" office:value-type="string" table:number-columns-spanned="2" table:number-rows-spanned="1">
            <text:p>水を飲みたいですか。何か食べたいですか。</text:p>
          </table:table-cell>
          <table:covered-table-cell table:style-name="ce40"/>
          <table:table-cell table:style-name="ce39" office:value-type="string" table:number-columns-spanned="2" table:number-rows-spanned="1">
            <text:p>물을 마시고 싶습니까? 뭔가 먹고 싶습니까?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6" office:value-type="string" table:number-columns-spanned="2" table:number-rows-spanned="1">
            <text:p>今日は、雨が降ります。</text:p>
          </table:table-cell>
          <table:covered-table-cell table:style-name="ce40"/>
          <table:table-cell table:style-name="ce39" office:value-type="string" table:number-columns-spanned="2" table:number-rows-spanned="1">
            <text:p>오늘 비가 오겠습니다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7">
            <text:p>0524 <text:s/>141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5" office:value-type="string" table:number-columns-spanned="2" table:number-rows-spanned="1">
            <text:p>Trochę padało, ale obaj wyszli do muru oporowego.</text:p>
          </table:table-cell>
          <table:covered-table-cell table:style-name="ce27"/>
          <table:table-cell table:style-name="ce27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5" office:value-type="string" table:number-columns-spanned="2" table:number-rows-spanned="1">
            <text:p>Patrząc na chodnik po oddaniu solidnego, kociego cienia. To Ton.</text:p>
          </table:table-cell>
          <table:covered-table-cell table:style-name="ce27"/>
          <table:table-cell table:style-name="ce27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5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27"/>
          <table:table-cell table:style-name="ce27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5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27"/>
          <table:table-cell table:style-name="ce27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5" table:number-columns-spanned="2" table:number-rows-spanned="1"/>
          <table:covered-table-cell table:style-name="ce27"/>
          <table:table-cell table:style-name="ce11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5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5"/>
          <table:table-cell table:style-name="ce27" office:value-type="string">
            <text:p>it was thursday, twentieth of May</text:p>
          </table:table-cell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5" office:value-type="string">
            <text:p>biystom?</text:p>
          </table:table-cell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6" office:value-type="string" table:number-columns-spanned="2" table:number-rows-spanned="1">
            <text:p>he got injured. / he needs help.</text:p>
          </table:table-cell>
          <table:covered-table-cell table:style-name="ce40" office:value-type="string">
            <text:p>he got injured. / he needs help.</text:p>
          </table:covered-table-cell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6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0"/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[불러 <text:s/>xe[차 cấp cứu.</text:p>
          </table:table-cell>
          <table:table-cell table:style-name="ce36" office:value-type="string" table:number-columns-spanned="2" table:number-rows-spanned="1">
            <text:p>救急車を呼びます。</text:p>
          </table:table-cell>
          <table:covered-table-cell table:style-name="ce40"/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6" office:value-type="string" table:number-columns-spanned="2" table:number-rows-spanned="1">
            <text:p>病院に行きます。</text:p>
          </table:table-cell>
          <table:covered-table-cell table:style-name="ce40"/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49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6" table:number-columns-spanned="2" table:number-rows-spanned="1"/>
          <table:covered-table-cell table:style-name="ce40"/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6" office:value-type="string" table:number-columns-spanned="2" table:number-rows-spanned="1">
            <text:p>朝起きたら、布団から出て、布団を畳む。</text:p>
          </table:table-cell>
          <table:covered-table-cell table:style-name="ce40"/>
          <table:table-cell table:style-name="ce39" office:value-type="string" table:number-columns-spanned="2" table:number-rows-spanned="1">
            <text:p>Kiedy budzisz się rano, wyjdź z koca i otwórz koc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6" office:value-type="string" table:number-columns-spanned="2" table:number-rows-spanned="1">
            <text:p>布団を畳む時、気をつけていることは、腰。</text:p>
          </table:table-cell>
          <table:covered-table-cell table:style-name="ce40"/>
          <table:table-cell table:style-name="ce39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6" table:number-columns-spanned="2" table:number-rows-spanned="1"/>
          <table:covered-table-cell table:style-name="ce40"/>
          <table:table-cell table:style-name="ce39" table:number-columns-spanned="2" table:number-rows-spanned="1"/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1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27"/>
          <table:table-cell table:style-name="ce11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5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27"/>
          <table:table-cell table:style-name="ce11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5"/>
          <table:table-cell table:style-name="ce27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3T11:04:04.68">
            <text:p>0523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là rất nóng. / tôi uống nước rất nhiều.</text:p>
          </table:table-cell>
          <table:table-cell table:style-name="ce36" office:value-type="string" table:number-columns-spanned="2" table:number-rows-spanned="1">
            <text:p>今日はとても暑いです。 / I drink water very much.</text:p>
          </table:table-cell>
          <table:covered-table-cell table:style-name="ce40"/>
          <table:table-cell table:style-name="ce39" office:value-type="string" table:number-columns-spanned="2" table:number-rows-spanned="1">
            <text:p>오늘은 매우 덥습니다. / 물을 많이 마셔요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húng ta có rất nhiều bê tông. / khi nào thì kết thúc?</text:p>
          </table:table-cell>
          <table:table-cell table:style-name="ce36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0"/>
          <table:table-cell table:style-name="ce39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">
            <text:p>0524 <text:s/>1417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36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0"/>
          <table:table-cell table:style-name="ce39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4" office:value-type="string">
            <text:p>był sobota, dwudziesty drugi maja.</text:p>
          </table:table-cell>
          <table:table-cell table:style-name="ce37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37"/>
          <table:table-cell table:style-name="ce42" office:value-type="string" table:number-columns-spanned="2" table:number-rows-spanned="1">
            <text:p>شنبه بود ، بیست و دوم ماه مه.</text:p>
          </table:table-cell>
          <table:covered-table-cell table:style-name="ce50"/>
          <table:table-cell table:style-name="ce42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przejście od wysokich dźwięków do niskich. dokładniej, od dźwięków "kan" -u do "O-cu"-u, i odwrotce.</text:p>
          </table:table-cell>
          <table:table-cell table:style-name="ce36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0"/>
          <table:table-cell table:style-name="ce39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4T13:03:47.92">
            <text:p>052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cần phải mất hai giờ nữa[again. / tôi xin lỗi nhiều.</text:p>
          </table:table-cell>
          <table:table-cell table:style-name="ce36" office:value-type="string" table:number-columns-spanned="2" table:number-rows-spanned="1">
            <text:p>it takes another 2 hours. / I am sorry.</text:p>
          </table:table-cell>
          <table:covered-table-cell table:style-name="ce40" office:value-type="string">
            <text:p>it takes another 2 hours. / I am sorry.</text:p>
          </table:covered-table-cell>
          <table:table-cell table:style-name="ce39" office:value-type="string" table:number-columns-spanned="2" table:number-rows-spanned="1">
            <text:p>2 시간이 더 걸립니다. / 정말 미안 해요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36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0" office:value-type="string">
            <text:p>頭、顔、眼、鼻、口。</text:p>
          </table:covered-table-cell>
          <table:table-cell table:style-name="ce39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다시 먼저 크로만. 지상에. 이 번은, 즉시 미케도 나왔다. 다시 계단 아래 옹벽에서.</text:p>
          </table:table-cell>
          <table:table-cell table:style-name="ce36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0"/>
          <table:table-cell table:style-name="ce39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49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izele, dwudziesiąty trzeci maja.</text:p>
          </table:table-cell>
          <table:table-cell table:style-name="ce36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0"/>
          <table:table-cell table:style-name="ce43" office:value-type="string" table:number-columns-spanned="2" table:number-rows-spanned="1">
            <text:p>كان يوم الأحد الثالث والعشرين من مايو..</text:p>
          </table:table-cell>
          <table:covered-table-cell table:style-name="ce51"/>
          <table:table-cell table:style-name="ce54" office:value-type="string" table:number-columns-spanned="2" table:number-rows-spanned="1">
            <text:p>/biyst بیست و سوم ماه مه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 oktawie "o-cu"-u , wyższe dźwięki, to znaczy, dziury od piątego do zerowego.</text:p>
          </table:table-cell>
          <table:table-cell table:style-name="ce36" table:number-columns-spanned="2" table:number-rows-spanned="1"/>
          <table:covered-table-cell table:style-name="ce40"/>
          <table:table-cell table:style-name="ce44" table:number-columns-spanned="2" table:number-rows-spanned="1"/>
          <table:covered-table-cell table:style-name="ce52"/>
          <table:table-cell table:style-name="ce55"/>
          <table:table-cell table:style-name="ce13" table:number-columns-repeated="2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5"/>
          <table:table-cell table:style-name="ce27"/>
          <table:table-cell table:style-name="ce45"/>
          <table:table-cell table:style-name="ce53"/>
          <table:table-cell table:style-name="ce55"/>
          <table:table-cell table:style-name="ce13" table:number-columns-repeated="2"/>
          <table:table-cell table:style-name="ce16"/>
          <table:table-cell table:style-name="ce6" table:formula="of:=NOW()" office:value-type="date" office:date-value="2021-05-24T14:17:24.52">
            <text:p>0524 <text:s/>141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وكان مئات المواطنين فجر اليوم الجمعة قد تمكنوا</text:p>
          </table:table-cell>
          <table:table-cell table:style-name="ce25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27"/>
          <table:table-cell table:style-name="ce46" office:value-type="string" table:number-columns-spanned="2" table:number-rows-spanned="1">
            <text:p>수백 명의 시민이 금요일 새벽에 이미 가능했습니다.</text:p>
          </table:table-cell>
          <table:covered-table-cell table:style-name="ce47"/>
          <table:table-cell table:style-name="ce56" office:value-type="string" table:number-columns-spanned="2" table:number-rows-spanned="1">
            <text:p>Setki obywateli były już możliwe w piątek rano.</text:p>
          </table:table-cell>
          <table:covered-table-cell table:style-name="ce13"/>
          <table:table-cell table:style-name="ce57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بیانات در ارتباط تصویری با نمایندگان تشکل‌های دانشجویی</text:p>
          </table:table-cell>
          <table:table-cell table:style-name="ce25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27"/>
          <table:table-cell table:style-name="ce11"/>
          <table:table-cell table:style-name="ce47"/>
          <table:table-cell table:style-name="ce13" table:number-columns-repeated="2"/>
          <table:table-cell table:style-name="ce58" office:value-type="string" table:number-columns-spanned="2" table:number-rows-spanned="1">
            <text:p>https://farsi.khamenei.ir/speech-content?id=47834</text:p>
          </table:table-cell>
          <table:covered-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4">
            <text:p>21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5">
            <text:p>21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6">
            <text:p>21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7">
            <text:p>21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8">
            <text:p>21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9">
            <text:p>21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0">
            <text:p>22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1">
            <text:p>22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3">
            <text:p>22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4">
            <text:p>22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5">
            <text:p>22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6">
            <text:p>22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7">
            <text:p>22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8">
            <text:p>22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7"/>
          <table:table-cell table:style-name="ce13" table:number-columns-repeated="3"/>
          <table:table-cell table:style-name="ce16"/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4T14:17:24.53">
            <text:p>0524 <text:s/>1417</text:p>
          </table:table-cell>
          <table:table-cell table:style-name="ce6" table:formula="of:=NOW()" office:value-type="date" office:date-value="2021-05-24T14:17:24.53">
            <text:p>0524 <text:s/>1417</text:p>
          </table:table-cell>
          <table:table-cell table:number-columns-repeated="2" table:style-name="ce6" office:value-type="string">
            <text:p>*</text:p>
          </table:table-cell>
          <table:table-cell table:style-name="ce6" table:formula="of:=NOW()" office:value-type="date" office:date-value="2021-05-24T14:17:24.53">
            <text:p>0524 <text:s/>1417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6"/>
          <table:table-cell table:number-columns-repeated="1011"/>
        </table:table-row>
        <table:table-row table:style-name="ro8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" table:number-rows-repeated="104829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2021/05/24</text:date>, <text:time>14:1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4T14:17:23.65</dc:date>
    <dc:creator>iwabuchi ken</dc:creator>
    <meta:editing-duration>P3DT4H18M19S</meta:editing-duration>
    <meta:editing-cycles>431</meta:editing-cycles>
    <meta:generator>OpenOffice/4.1.3$Win32 OpenOffice.org_project/413m1$Build-9783</meta:generator>
    <meta:document-statistic meta:table-count="2" meta:cell-count="1668" meta:object-count="0"/>
  </office:meta>
</office:document-meta>
</file>